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fo:language="en" fo:country="US" officeooo:paragraph-rsid="0040cf8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58c8bb"/>
    </style:style>
    <style:style style:name="P8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50874b" style:font-size-asian="14pt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10" style:family="paragraph" style:parent-style-name="Standard">
      <style:text-properties fo:font-size="14pt" fo:language="fr" fo:country="FR" officeooo:rsid="0059a18b" officeooo:paragraph-rsid="0059a18b" style:font-size-asian="14pt" style:font-size-complex="14pt"/>
    </style:style>
    <style:style style:name="P11" style:family="paragraph" style:parent-style-name="Standard" style:list-style-name="L1">
      <style:text-properties fo:font-size="14pt" fo:language="fr" fo:country="FR" officeooo:rsid="0059a18b" officeooo:paragraph-rsid="0059a18b" style:font-size-asian="14pt" style:font-size-complex="14pt"/>
    </style:style>
    <style:style style:name="P12" style:family="paragraph" style:parent-style-name="Standard">
      <style:text-properties fo:font-size="14pt" fo:language="fr" fo:country="FR" officeooo:rsid="005aa778" officeooo:paragraph-rsid="005aa778" style:font-size-asian="14pt" style:font-size-complex="14pt"/>
    </style:style>
    <style:style style:name="P13" style:family="paragraph" style:parent-style-name="Standard" style:list-style-name="L2">
      <style:text-properties fo:font-size="14pt" fo:language="fr" fo:country="FR" officeooo:rsid="005aa778" officeooo:paragraph-rsid="005aa778" style:font-size-asian="14pt" style:font-size-complex="14pt"/>
    </style:style>
    <style:style style:name="P14" style:family="paragraph" style:parent-style-name="Standard" style:list-style-name="L2">
      <style:text-properties fo:font-size="14pt" fo:language="fr" fo:country="FR" officeooo:rsid="005aa778" officeooo:paragraph-rsid="005bf071" style:font-size-asian="14pt" style:font-size-complex="14pt"/>
    </style:style>
    <style:style style:name="P15" style:family="paragraph" style:parent-style-name="Standard">
      <style:text-properties fo:font-size="14pt" fo:language="fr" fo:country="FR" officeooo:rsid="005cc9a4" officeooo:paragraph-rsid="005cc9a4" style:font-size-asian="12.25pt" style:font-size-complex="14pt"/>
    </style:style>
    <style:style style:name="P16" style:family="paragraph" style:parent-style-name="Standard" style:list-style-name="L4">
      <style:text-properties fo:font-size="14pt" fo:language="fr" fo:country="FR" officeooo:rsid="005cc9a4" officeooo:paragraph-rsid="005cc9a4" style:font-size-asian="12.25pt" style:font-size-complex="14pt"/>
    </style:style>
    <style:style style:name="P17" style:family="paragraph" style:parent-style-name="Standard" style:list-style-name="L4">
      <style:text-properties fo:font-size="14pt" fo:language="fr" fo:country="FR" officeooo:rsid="005ecb8d" officeooo:paragraph-rsid="005ecb8d" style:font-size-asian="12.25pt" style:font-size-complex="14pt"/>
    </style:style>
    <style:style style:name="P18" style:family="paragraph" style:parent-style-name="Standard" style:list-style-name="L4">
      <style:text-properties fo:font-size="14pt" fo:language="fr" fo:country="FR" officeooo:rsid="0060af14" officeooo:paragraph-rsid="0060af14" style:font-size-asian="12.25pt" style:font-size-complex="14pt"/>
    </style:style>
    <style:style style:name="P19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5aa778" style:font-size-asian="14pt" style:font-size-complex="14pt"/>
    </style:style>
    <style:style style:name="P20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5cc9a4" style:font-size-asian="14pt" style:font-size-complex="14pt"/>
    </style:style>
    <style:style style:name="P21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63efef" style:font-size-asian="14pt" style:font-size-complex="14pt"/>
    </style:style>
    <style:style style:name="P22" style:family="paragraph" style:parent-style-name="Standard">
      <style:text-properties fo:font-size="14pt" fo:language="en" fo:country="US" officeooo:rsid="00614e12" officeooo:paragraph-rsid="00614e12" style:font-size-asian="14pt" style:font-size-complex="14pt"/>
    </style:style>
    <style:style style:name="P23" style:family="paragraph" style:parent-style-name="Standard" style:list-style-name="L5">
      <style:text-properties fo:font-size="14pt" fo:language="en" fo:country="US" officeooo:rsid="00614e12" officeooo:paragraph-rsid="00614e12" style:font-size-asian="14pt" style:font-size-complex="14pt"/>
    </style:style>
    <style:style style:name="P24" style:family="paragraph" style:parent-style-name="Standard" style:list-style-name="L5">
      <style:text-properties fo:font-size="14pt" fo:language="en" fo:country="US" officeooo:rsid="00614e12" officeooo:paragraph-rsid="006269d3" style:font-size-asian="14pt" style:font-size-complex="14pt"/>
    </style:style>
    <style:style style:name="P25" style:family="paragraph" style:parent-style-name="Standard">
      <style:text-properties fo:font-size="14pt" fo:language="en" fo:country="US" officeooo:rsid="0063efef" officeooo:paragraph-rsid="0063efef" style:font-size-asian="14pt" style:font-size-complex="14pt"/>
    </style:style>
    <style:style style:name="P26" style:family="paragraph" style:parent-style-name="Standard" style:list-style-name="L6">
      <style:text-properties fo:font-size="14pt" fo:language="en" fo:country="US" officeooo:rsid="0063efef" officeooo:paragraph-rsid="0063efef" style:font-size-asian="14pt" style:font-size-complex="14pt"/>
    </style:style>
    <style:style style:name="P27" style:family="paragraph" style:parent-style-name="Standard">
      <style:text-properties fo:font-size="14pt" fo:language="en" fo:country="US" officeooo:rsid="0064f105" officeooo:paragraph-rsid="0064f105" style:font-size-asian="14pt" style:font-size-complex="14pt"/>
    </style:style>
    <style:style style:name="P28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614e12" style:font-size-asian="14pt" style:font-size-complex="14pt"/>
    </style:style>
    <style:style style:name="P29" style:family="paragraph" style:parent-style-name="Text_20_body" style:list-style-name="L2">
      <style:text-properties fo:font-size="14pt" fo:language="fr" fo:country="FR" officeooo:rsid="005aa778" officeooo:paragraph-rsid="005bf071" style:font-size-asian="14pt" style:font-size-complex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55ed1c" style:font-size-asian="20pt" style:font-weight-asian="bold"/>
    </style:style>
    <style:style style:name="T3" style:family="text">
      <style:text-properties fo:color="#ffffff" loext:opacity="100%" fo:language="fr" fo:country="FR" fo:font-weight="bold" style:font-weight-asian="bold"/>
    </style:style>
    <style:style style:name="T4" style:family="text">
      <style:text-properties fo:color="#ffffff" loext:opacity="100%" fo:language="fr" fo:country="FR" fo:font-weight="bold" officeooo:rsid="003c62f3" style:font-weight-asian="bold"/>
    </style:style>
    <style:style style:name="T5" style:family="text">
      <style:text-properties fo:color="#ffffff" loext:opacity="100%" fo:language="fr" fo:country="FR" fo:font-weight="bold" officeooo:rsid="00420347" style:font-weight-asian="bold"/>
    </style:style>
    <style:style style:name="T6" style:family="text">
      <style:text-properties fo:color="#ffffff" loext:opacity="100%" fo:language="fr" fo:country="FR" fo:font-style="italic" fo:font-weight="bold" style:font-style-asian="italic" style:font-weight-asian="bold"/>
    </style:style>
    <style:style style:name="T7" style:family="text">
      <style:text-properties fo:color="#ffffff" loext:opacity="100%" fo:language="fr" fo:country="FR" fo:font-style="italic" fo:font-weight="bold" officeooo:rsid="0059a18b" style:font-style-asian="italic" style:font-weight-asian="bold"/>
    </style:style>
    <style:style style:name="T8" style:family="text">
      <style:text-properties officeooo:rsid="0050874b"/>
    </style:style>
    <style:style style:name="T9" style:family="text">
      <style:text-properties fo:font-size="14pt" fo:language="en" fo:country="US" officeooo:rsid="00614e12" style:font-size-asian="14pt" style:font-size-complex="14pt"/>
    </style:style>
    <style:style style:name="T10" style:family="text">
      <style:text-properties officeooo:rsid="005c0be3"/>
    </style:style>
    <style:style style:name="T11" style:family="text">
      <style:text-properties officeooo:rsid="005d02f1"/>
    </style:style>
    <style:style style:name="T12" style:family="text">
      <style:text-properties fo:language="fr" fo:country="FR"/>
    </style:style>
    <style:style style:name="T13" style:family="text">
      <style:text-properties officeooo:rsid="006269d3"/>
    </style:style>
    <style:style style:name="T14" style:family="text">
      <style:text-properties officeooo:rsid="0063efef"/>
    </style:style>
    <style:style style:name="T15" style:family="text">
      <style:text-properties officeooo:rsid="0065751f"/>
    </style:style>
    <style:style style:name="T16" style:family="text">
      <style:text-properties officeooo:rsid="0065f8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<text:span text:style-name="T8">Big Data :</text:span>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7"><text:span text:style-name="T1">« </text:span><text:span text:style-name="T2">Modélisation statistique, l'essentiel</text:span><text:span text:style-name="T1"> »</text:span></text:p>
      <text:p text:style-name="P3"/>
      <text:p text:style-name="P4"/>
      <text:p text:style-name="P8"><text:span text:style-name="T3">Question N°1</text:span><text:span text:style-name="T6"> (</text:span><text:span text:style-name="T7">Paramètre de position et de dispersion</text:span><text:span text:style-name="T6">)</text:span></text:p>
      <text:p text:style-name="P10">L’étendue d’une série statistique est la différence entre la valeur maximale du troisième quartile et la valeur minimale du deuxième quartile.</text:p>
      <text:list xml:id="list999610598" text:style-name="L1">
        <text:list-item>
          <text:p text:style-name="P11">Vrai</text:p>
        </text:list-item>
        <text:list-item>
          <text:p text:style-name="P11">Faux</text:p>
        </text:list-item>
      </text:list>
      <text:p text:style-name="P10">Bonne réponse : <text:span text:style-name="T15">2</text:span>.</text:p>
      <text:p text:style-name="Standard"/>
      <text:p text:style-name="P19"><text:span text:style-name="T3">Question N°</text:span><text:span text:style-name="T4">2</text:span><text:span text:style-name="T3"> </text:span><text:span text:style-name="T6">(</text:span><text:span text:style-name="T7">Paramètre de position et de dispersion</text:span><text:span text:style-name="T6">)</text:span></text:p>
      <text:p text:style-name="P12">La corrélation entre deux variables est la covariance divisée par le produit de l’écart-type des deux variables. Quel intérêt a la corrélation par rapport à la covariance ?</text:p>
      <text:list xml:id="list3467558991" text:style-name="L2">
        <text:list-item>
          <text:p text:style-name="P29">Les quartiles sont directement calculables depuis les corrélations entre variables</text:p>
        </text:list-item>
        <text:list-item>
          <text:p text:style-name="P29">Les valeurs <text:span text:style-name="T16">de corrélation </text:span>sont comparables entre différents couples de variables</text:p>
        </text:list-item>
        <text:list-item>
          <text:p text:style-name="P13">Les valeurs sont dans l’intervalle [-1, 1], parfois plus facile à interpréter que la covariance</text:p>
        </text:list-item>
        <text:list-item>
          <text:p text:style-name="P14">Les valeurs sont plus faciles à stocker</text:p>
        </text:list-item>
      </text:list>
      <text:p text:style-name="P12">Bonnes réponses : <text:span text:style-name="T10">2, 3</text:span>.</text:p>
      <text:p text:style-name="P6"/>
      <text:p text:style-name="P20"><text:span text:style-name="T3">Question N°</text:span><text:span text:style-name="T4">3</text:span><text:span text:style-name="T3"> </text:span><text:span text:style-name="T6">(</text:span><text:span text:style-name="T7">Paramètre de position et de dispersion</text:span><text:span text:style-name="T6">)</text:span></text:p>
      <text:p text:style-name="P15">Soit la série [4, 5, 8, <text:span text:style-name="T11">8</text:span>, 8, <text:span text:style-name="T11">4</text:span>, 3]. La médiane est :</text:p>
      <text:list xml:id="list3854847618" text:style-name="L4">
        <text:list-item>
          <text:p text:style-name="P16">5</text:p>
        </text:list-item>
        <text:list-item>
          <text:p text:style-name="P16">5.714285714…</text:p>
        </text:list-item>
        <text:list-item>
          <text:p text:style-name="P17">8</text:p>
        </text:list-item>
        <text:list-item>
          <text:p text:style-name="P18">N’import quelle valeur dans ]5, 8[</text:p>
        </text:list-item>
      </text:list>
      <text:p text:style-name="P15">Bonne réponse : 1.</text:p>
      <text:p text:style-name="P28"><text:span text:style-name="T3">Question N°</text:span><text:span text:style-name="T4">4</text:span><text:span text:style-name="T3"> </text:span><text:span text:style-name="T6">(</text:span><text:bookmark text:name="ID0EBAA"/><text:span text:style-name="T6">Tests et intervalle de confiance)</text:span></text:p>
      <text:p text:style-name="P22">La confiance dans une moyenne observée <text:span text:style-name="T14">d’une population à distribution normale </text:span>grandit :</text:p>
      <text:list xml:id="list2166765344" text:style-name="L5">
        <text:list-item>
          <text:p text:style-name="P23">Comme la taille de la population</text:p>
        </text:list-item>
        <text:list-item>
          <text:p text:style-name="P23">Comme le carré de la taille de la population</text:p>
        </text:list-item>
        <text:list-item>
          <text:p text:style-name="P24">Comme la racine carré de la taille de la population</text:p>
        </text:list-item>
        <text:list-item>
          <text:p text:style-name="P24"><text:span text:style-name="T12">Indépendamment</text:span> de la taille de la population</text:p>
        </text:list-item>
      </text:list>
      <text:p text:style-name="P22">Bonne réponse : <text:span text:style-name="T13">3</text:span>.</text:p>
      <text:p text:style-name="Standard"/>
      <text:p text:style-name="P21"><text:span text:style-name="T3">Question N°</text:span><text:span text:style-name="T5">5</text:span><text:span text:style-name="T3"> </text:span><text:span text:style-name="T6">(Tests et intervalle de confiance)</text:span></text:p>
      <text:p text:style-name="P25">Dans une population à distribution normale, L’intervalle défini de la moyenne moins l’écart-type à la moyenne plus l’écart-type contient :</text:p>
      <text:list xml:id="list2086599549" text:style-name="L6">
        <text:list-item>
          <text:p text:style-name="P26">68% des échantillons</text:p>
        </text:list-item>
        <text:list-item>
          <text:p text:style-name="P26">95% des échantillons</text:p>
        </text:list-item>
        <text:list-item>
          <text:p text:style-name="P26">99.7% des échantillons</text:p>
        </text:list-item>
      </text:list>
      <text:p text:style-name="P27">Bonne réponse : 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ct eqinity</meta:initial-creator>
    <meta:editing-cycles>59</meta:editing-cycles>
    <meta:creation-date>2016-05-19T10:49:00</meta:creation-date>
    <dc:date>2021-07-20T19:28:24.476913021</dc:date>
    <meta:editing-duration>PT4H39M48S</meta:editing-duration>
    <meta:generator>LibreOffice/7.1.4.2$Linux_X86_64 LibreOffice_project/10$Build-2</meta:generator>
    <meta:document-statistic meta:table-count="0" meta:image-count="0" meta:object-count="0" meta:page-count="3" meta:paragraph-count="36" meta:word-count="292" meta:character-count="1750" meta:non-whitespace-character-count="15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